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12000002EE3FDD617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loext:contextual-spacing="false" fo:margin-top="0cm" fo:margin-bottom="0cm"/>
    </style:style>
    <style:style style:name="P2" style:family="paragraph" style:parent-style-name="Normal">
      <style:paragraph-properties loext:contextual-spacing="false" fo:margin-top="0cm" fo:margin-bottom="0cm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loext:contextual-spacing="false" fo:margin-top="0cm" fo:margin-bottom="0cm"/>
    </style:style>
    <style:style style:name="P4" style:family="paragraph" style:parent-style-name="Normal">
      <style:paragraph-properties loext:contextual-spacing="false" fo:margin-top="0cm" fo:margin-bottom="0cm"/>
      <style:text-properties fo:color="#000000" style:font-name="Baskerville Old Face" fo:font-size="12pt" style:font-size-asian="12pt" style:language-asian="es" style:country-asian="ES"/>
    </style:style>
    <style:style style:name="P5" style:family="paragraph" style:parent-style-name="Párrafo_20_de_20_lista" style:master-page-name="MP0">
      <style:paragraph-properties loext:contextual-spacing="false" fo:margin-left="0cm" fo:margin-right="0cm" fo:margin-top="0cm" fo:margin-bottom="0cm" fo:text-indent="0cm" style:auto-text-indent="false" style:page-number="auto" fo:break-before="page">
        <style:tab-stops/>
      </style:paragraph-properties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color="#000000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fo:font-size="8pt" fo:background-color="#ffffff" style:font-size-asian="7pt" style:font-size-complex="8pt" loext:char-shading-value="0"/>
    </style:style>
    <style:style style:name="T6" style:family="text">
      <style:text-properties fo:color="#000000" fo:font-size="9pt" style:font-size-asian="7.84999990463257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1.</text:span>Feliz Navidad Querido Alumno de ASIR<text:span text:style-name="T2"> </text:span></text:p>
      <text:p text:style-name="P1"><text:span text:style-name="T2">2. </text:span>¡Soy Santa! ¿Cómo estás pequeño amigo? </text:p>
      <text:p text:style-name="P2">3. </text:p>
      <text:p text:style-name="P2">4. </text:p>
      <text:p text:style-name="P2"/>
      <text:p text:style-name="P2">5. </text:p>
      <text:p text:style-name="P2">6.<text:span text:style-name="T4"> </text:span><text:span text:style-name="T5">Trabajando para este día mágico. Pronto sobrevolaré Sevilla y repartiré regalos entre</text:span></text:p>
      <text:p text:style-name="P2">7.</text:p>
      <text:p text:style-name="P2"/>
      <text:p text:style-name="P2">8. <text:span text:style-name="T6">Ya hace casi un año que fui a Sevilla por última vez. ¡ Qué rápido pasa el tiempo! No</text:span></text:p>
      <text:p text:style-name="P2">9. </text:p>
      <text:p text:style-name="P2">10.</text:p>
      <text:p text:style-name="P2"/>
      <text:p text:style-name="P2">11. </text:p>
      <text:p text:style-name="P1"><text:span text:style-name="T2">12.</text:span>fantásticos regalos para ti, ya que estás “pelao”<text:span text:style-name="T2"> </text:span></text:p>
      <text:p text:style-name="P2">13. </text:p>
      <text:p text:style-name="P2">14. </text:p>
      <text:p text:style-name="P2"/>
      <text:p text:style-name="P2">15. </text:p>
      <text:p text:style-name="P4">16. siempre que se lo dices al profesor cuando realizas tus practicas. Me gusta tanto que</text:p>
      <text:p text:style-name="P4">17. </text:p>
      <text:p text:style-name="P2"/>
      <text:p text:style-name="P2">18. </text:p>
      <text:p text:style-name="P2">19. </text:p>
      <text:p text:style-name="P2">20. </text:p>
      <text:p text:style-name="P2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loext:contextual-spacing="false"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ooter" style:family="paragraph" style:parent-style-name="Normal" style:class="extra">
      <style:paragraph-properties loext:contextual-spacing="false"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0"><draw:image xlink:href="Pictures/1000000000000212000002EE3FDD6177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/>
    <dc:description/>
    <dc:subject/>
    <meta:initial-creator>David</meta:initial-creator>
    <meta:creation-date>2017-11-19T18:42:00Z</meta:creation-date>
    <dc:date>2017-11-20T10:50:42.45</dc:date>
    <meta:editing-cycles>22</meta:editing-cycles>
    <meta:editing-duration>PT1H7M1S</meta:editing-duration>
    <meta:document-statistic meta:table-count="0" meta:image-count="1" meta:object-count="0" meta:page-count="1" meta:paragraph-count="21" meta:word-count="85" meta:character-count="452"/>
    <dc:creator>MIGUEL ANGEL </dc:creator>
    <meta:template xlink:type="simple" xlink:actuate="onRequest" xlink:title="" xlink:href="Normal.dotm"/>
  </office:meta>
</office:document-meta>
</file>